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style:text-underline-style="none" style:text-blinking="false" fo:background-color="transparent"/>
    </style:style>
    <style:style style:name="P7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tyle="italic" style:text-underline-style="none" style:text-blinking="false" fo:background-color="transparent" style:font-style-asian="italic" style:font-style-complex="italic"/>
    </style:style>
    <style:style style:name="P8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2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2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24" style:family="paragraph" style:parent-style-name="Preformatted_20_Text">
      <loext:graphic-properties draw:fill="solid" draw:fill-color="#f7f7f7" draw:opacity="100%"/>
      <style:paragraph-properties fo:margin-top="0cm" fo:margin-bottom="0cm" style:contextual-spacing="false" fo:text-align="start" style:justify-single-word="false" fo:orphans="2" fo:widows="2" fo:background-color="#f7f7f7" fo:padding="0cm" fo:border="none"/>
    </style:style>
    <style:style style:name="P25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16c31e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222222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variant="normal" fo:text-transform="none" fo:color="#222222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222222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loext:opacity="100%" style:text-line-through-style="none" style:text-line-through-type="none" style:font-name="Trebuchet MS" fo:font-size="14pt" fo:font-style="italic" style:text-underline-style="none" fo:font-weight="bold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183691" loext:opacity="100%" style:font-name="SFMono-Regular" fo:font-size="12pt" fo:letter-spacing="normal" fo:font-style="normal" fo:font-weight="normal"/>
    </style:style>
    <style:style style:name="T8" style:family="text">
      <style:text-properties fo:font-variant="normal" fo:text-transform="none" fo:color="#202124" loext:opacity="100%" fo:letter-spacing="normal"/>
    </style:style>
    <style:style style:name="T9" style:family="text">
      <style:text-properties fo:font-variant="normal" fo:text-transform="none" fo:color="#696969" loext:opacity="100%" style:font-name="SFMono-Regular" fo:font-size="12pt" fo:letter-spacing="normal" fo:font-style="normal" fo:font-weight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fo:font-style="normal" fo:font-weight="normal"/>
    </style:style>
    <style:style style:name="T12" style:family="text">
      <style:text-properties style:font-name="Arial" fo:font-size="11pt" fo:font-style="normal" fo:font-weight="normal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Arial" fo:background-color="transparent" loext:char-shading-value="0"/>
    </style:style>
    <style:style style:name="T14" style:family="text">
      <style:text-properties style:font-name="Arial" fo:letter-spacing="normal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style:font-name="Arial" fo:letter-spacing="normal" officeooo:rsid="0016c31e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Arial" fo:letter-spacing="normal" fo:background-color="transparent" loext:char-shading-value="0" style:font-size-asian="14pt" style:font-size-complex="14pt"/>
    </style:style>
    <style:style style:name="T17" style:family="text">
      <style:text-properties style:font-name="Arial" fo:letter-spacing="normal" officeooo:rsid="0016c31e" fo:background-color="transparent" loext:char-shading-value="0" style:font-size-asian="14pt" style:font-size-complex="14pt"/>
    </style:style>
    <style:style style:name="T18" style:family="text">
      <style:text-properties style:font-name="Arial" fo:letter-spacing="normal" fo:font-weight="bold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style:font-name="Arial" fo:letter-spacing="normal" fo:font-weight="bold" officeooo:rsid="0016c31e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style:font-name="Arial" fo:letter-spacing="normal" style:text-underline-style="solid" style:text-underline-width="auto" style:text-underline-color="font-color" fo:font-weight="bold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style:font-name="Arial" fo:letter-spacing="normal" style:text-underline-style="solid" style:text-underline-width="auto" style:text-underline-color="font-color" fo:font-weight="bold" officeooo:rsid="0016c31e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style:font-name="Arial" fo:letter-spacing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3" style:family="text">
      <style:text-properties style:font-name="Arial" fo:letter-spacing="normal" style:text-underline-style="solid" style:text-underline-width="auto" style:text-underline-color="font-color" fo:font-weight="bold" officeooo:rsid="0016c31e" fo:background-color="transparent" loext:char-shading-value="0" style:font-weight-asian="bold" style:font-weight-complex="bold"/>
    </style:style>
    <style:style style:name="T24" style:family="text">
      <style:text-properties style:font-name="Arial" fo:font-size="16pt" fo:letter-spacing="normal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 style:font-weight-complex="bold"/>
    </style:style>
    <style:style style:name="T25" style:family="text">
      <style:text-properties style:font-name="Arial" fo:font-size="16pt" fo:letter-spacing="normal" style:text-underline-style="solid" style:text-underline-width="auto" style:text-underline-color="font-color" fo:font-weight="bold" officeooo:rsid="0016c31e" fo:background-color="transparent" loext:char-shading-value="0" style:font-size-asian="16pt" style:font-weight-asian="bold" style:font-size-complex="16pt" style:font-weight-complex="bold"/>
    </style:style>
    <style:style style:name="T26" style:family="text">
      <style:text-properties style:font-name="Trebuchet MS"/>
    </style:style>
    <style:style style:name="T27" style:family="text">
      <style:text-properties fo:color="#202124" loext:opacity="100%" style:font-name="SFMono-Regular" fo:font-size="12pt" fo:letter-spacing="normal"/>
    </style:style>
    <style:style style:name="T28" style:family="text">
      <style:text-properties fo:color="#183691" loext:opacity="100%" style:font-name="SFMono-Regular" fo:font-size="12pt" fo:letter-spacing="normal"/>
    </style:style>
    <style:style style:name="T29" style:family="text">
      <style:text-properties fo:color="#385d34" loext:opacity="100%" style:font-name="SFMono-Regular" fo:font-size="12pt" fo:letter-spacing="normal"/>
    </style:style>
    <style:style style:name="T30" style:family="text">
      <style:text-properties fo:color="#a71d5d" loext:opacity="100%" style:font-name="SFMono-Regular" fo:font-size="12pt" fo:letter-spacing="normal"/>
    </style:style>
    <style:style style:name="T31" style:family="text">
      <style:text-properties fo:color="#9f1c59" loext:opacity="100%" style:font-name="SFMono-Regular" fo:font-size="12pt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5">to apply graphical effect (</text:span>which can also be used on backgrounds and borders but mainly on images), or by clipping the image.</text:p>
      <text:p text:style-name="P3"/>
      <text:p text:style-name="P9">Filters...</text:p>
      <text:p text:style-name="P9"/>
      <text:p text:style-name="P21">[CODEBOX]</text:p>
      <text:p text:style-name="P8">filter:function(value);</text:p>
      <text:p text:style-name="P7"/>
      <text:p text:style-name="P6">url()</text:p>
      <text:p text:style-name="P6">blur()</text:p>
      <text:p text:style-name="P6">brightness()</text:p>
      <text:p text:style-name="P6">contrast()</text:p>
      <text:p text:style-name="P6">drop-shadow()</text:p>
      <text:p text:style-name="P6">grayscale()</text:p>
      <text:p text:style-name="P6">hue-rotate()</text:p>
      <text:p text:style-name="P6">invert()</text:p>
      <text:p text:style-name="P6">saturate()</text:p>
      <text:p text:style-name="P6">opacity()</text:p>
      <text:p text:style-name="P6">sepia()</text:p>
      <text:p text:style-name="P4"/>
      <text:p text:style-name="P4"/>
      <text:p text:style-name="P18">url()</text:p>
      <text:p text:style-name="P12">...is used to reference a SVG filter</text:p>
      <text:p text:style-name="P5"/>
      <text:p text:style-name="P21">[CODEBOX]</text:p>
      <text:p text:style-name="P19">.img_box {</text:p>
      <text:p text:style-name="P22"><text:span text:style-name="T1"><text:s/></text:span><text:span text:style-name="T2">filter: url(resource.svg#elementID)</text:span></text:p>
      <text:p text:style-name="P12">}</text:p>
      <text:p text:style-name="P5"/>
      <text:p text:style-name="P18">blur()</text:p>
      <text:p text:style-name="P12">...applies Gaussian blur (does not accept percentages as value)</text:p>
      <text:p text:style-name="P12"/>
      <text:p text:style-name="P15">[CODEBOX]</text:p>
      <text:p text:style-name="P12">img {</text:p>
      <text:p text:style-name="P12">filter: blur(5px);</text:p>
      <text:p text:style-name="P12"><text:soft-page-break/>}</text:p>
      <text:p text:style-name="P5"/>
      <text:p text:style-name="P18">brightness()</text:p>
      <text:p text:style-name="P12">...as it sounds (0% = black and 100% is unchanged – can also go above 100%!)</text:p>
      <text:p text:style-name="P12"/>
      <text:p text:style-name="P15">[CODEBOX]</text:p>
      <text:p text:style-name="P12">img {</text:p>
      <text:p text:style-name="P12">filter: brightness(0.5);</text:p>
      <text:p text:style-name="P12">}</text:p>
      <text:p text:style-name="P12"/>
      <text:p text:style-name="P18">contrast()</text:p>
      <text:p text:style-name="P12">...as it sounds (0% = gray and 100% is unchanged – and can go above 100%!)</text:p>
      <text:p text:style-name="P15">[CODEBOX]</text:p>
      <text:p text:style-name="P13">img {</text:p>
      <text:p text:style-name="P22"><text:span text:style-name="T1"><text:s/></text:span><text:span text:style-name="T2">filter: contrast(200%);</text:span></text:p>
      <text:p text:style-name="P12">}</text:p>
      <text:p text:style-name="P5"/>
      <text:p text:style-name="P18">drop-shadow() </text:p>
      <text:p text:style-name="P22"><text:span text:style-name="T1"><text:s/>...a</text:span><text:span text:style-name="T2">pplies a drop-shadow effect to the input image</text:span></text:p>
      <text:p text:style-name="P5"/>
      <text:p text:style-name="P15">[CODEBOX]</text:p>
      <text:p text:style-name="P13">img {</text:p>
      <text:p text:style-name="P20">/*filter: drop-shadow(offset-x offset-y blur-radius color);*/</text:p>
      <text:p text:style-name="P12">filter: drop-shadow(5px 5px 2px black); </text:p>
      <text:p text:style-name="P12">}</text:p>
      <text:p text:style-name="P5"/>
      <text:p text:style-name="P18">grayscale()</text:p>
      <text:p text:style-name="P12">...converts image to greyscale (0% is unchanged and 100% is completely greyscale)</text:p>
      <text:p text:style-name="P12"/>
      <text:p text:style-name="P15">[CODEBOX]</text:p>
      <text:p text:style-name="P13">img {</text:p>
      <text:p text:style-name="P22"><text:span text:style-name="T1"><text:s/></text:span><text:span text:style-name="T2">filter: grayscale(50%);</text:span></text:p>
      <text:p text:style-name="P12">}</text:p>
      <text:p text:style-name="P5"/>
      <text:p text:style-name="P18">hue-rotate()</text:p>
      <text:p text:style-name="P12">...applies hue-rotation to the image (different colour on colour wheel)</text:p>
      <text:p text:style-name="P5"/>
      <text:p text:style-name="P15">[CODEBOX]</text:p>
      <text:p text:style-name="P13">img {</text:p>
      <text:p text:style-name="P12">filter: hue-rotate(90deg);</text:p>
      <text:p text:style-name="P12">}</text:p>
      <text:p text:style-name="P5"><text:soft-page-break/></text:p>
      <text:p text:style-name="P18">invert()</text:p>
      <text:p text:style-name="P12">...inverts the colours (100% is opposite colour on wheel and 0% is unchanged)</text:p>
      <text:p text:style-name="P5"/>
      <text:p text:style-name="P15">[CODEBOX]</text:p>
      <text:p text:style-name="P13">img {</text:p>
      <text:p text:style-name="P12">filter: invert(33%);</text:p>
      <text:p text:style-name="P12">}</text:p>
      <text:p text:style-name="P12"/>
      <text:p text:style-name="P18">opacity()</text:p>
      <text:p text:style-name="P12">...changes “see-throughness“ (0% is completely transparent and 100% is unchanged)</text:p>
      <text:p text:style-name="P12"/>
      <text:p text:style-name="P15">[CODEBOX]</text:p>
      <text:p text:style-name="P13">img {</text:p>
      <text:p text:style-name="P12">filter: opacity(50%);</text:p>
      <text:p text:style-name="P12">}</text:p>
      <text:p text:style-name="P5"/>
      <text:p text:style-name="P18">saturate()</text:p>
      <text:p text:style-name="P12">... saturates the input image (0% is unsaturated and 100% is unchanged and can over-saturate by going over 100%)</text:p>
      <text:p text:style-name="P5"/>
      <text:p text:style-name="P15">[CODEBOX]</text:p>
      <text:p text:style-name="P13">img {</text:p>
      <text:p text:style-name="P12">filter: saturate(200%);</text:p>
      <text:p text:style-name="P12">}</text:p>
      <text:p text:style-name="P5"/>
      <text:p text:style-name="P18">sepia()</text:p>
      <text:p text:style-name="P14">...converts image to sepia colouration (0% is unchanged and goes to100% )</text:p>
      <text:p text:style-name="P15">[CODEBOX]</text:p>
      <text:p text:style-name="P13">img {</text:p>
      <text:p text:style-name="P12">filter: sepia(20%);</text:p>
      <text:p text:style-name="P14">}</text:p>
      <text:p text:style-name="P12"/>
      <text:p text:style-name="P12">Filters can be combined:</text:p>
      <text:p text:style-name="P15">[CODEBOX]</text:p>
      <text:p text:style-name="P13">img {</text:p>
      <text:p text:style-name="P12">filter: contrast (175%) brightness (75%);</text:p>
      <text:p text:style-name="P12">}</text:p>
      <text:p text:style-name="P1"/>
      <text:p text:style-name="P9">Clipping...</text:p>
      <text:p text:style-name="P9"/>
      <text:p text:style-name="P12"><text:soft-page-break/>The property creates a clipping region that sets what part of an element should be shown (parts that are inside the region are shown, while those outside are hidden)</text:p>
      <text:p text:style-name="P12"/>
      <text:p text:style-name="P15">[CODEBOX]</text:p>
      <text:p text:style-name="P17">img {</text:p>
      <text:p text:style-name="P12"><text:span text:style-name="Source_20_Text"><text:span text:style-name="T10">clip-path: padding-box;</text:span></text:span></text:p>
      <text:p text:style-name="P12">}</text:p>
      <text:p text:style-name="P12"/>
      <text:p text:style-name="P12">Box values can be: </text:p>
      <text:p text:style-name="P12">margin-box [example box]</text:p>
      <text:p text:style-name="P12">border-box [example box]</text:p>
      <text:p text:style-name="P12">padding-box [example box]</text:p>
      <text:p text:style-name="P12">content-box [example box]</text:p>
      <text:p text:style-name="P12">fill-box [example box]</text:p>
      <text:p text:style-name="P12">stroke-box [example box]</text:p>
      <text:p text:style-name="P12">view-box [example box]</text:p>
      <text:p text:style-name="P12"/>
      <text:p text:style-name="P12">or:</text:p>
      <text:p text:style-name="P12">inset()</text:p>
      <text:p text:style-name="P12">circle()</text:p>
      <text:p text:style-name="P12">ellipse()</text:p>
      <text:p text:style-name="P12">polygon() </text:p>
      <text:p text:style-name="P12">path()</text:p>
      <text:p text:style-name="P12"/>
      <text:p text:style-name="P18">inset</text:p>
      <text:p text:style-name="P15">[CODEBOX]</text:p>
      <text:p text:style-name="P17">img {</text:p>
      <text:p text:style-name="P12"><text:span text:style-name="Source_20_Text"><text:span text:style-name="T10">clip-path: inset(100px 50px);</text:span></text:span></text:p>
      <text:p text:style-name="P12">}</text:p>
      <text:p text:style-name="P12">[example box]</text:p>
      <text:p text:style-name="P12"/>
      <text:p text:style-name="P18">circle</text:p>
      <text:p text:style-name="P15">[CODEBOX]</text:p>
      <text:p text:style-name="P17">img {</text:p>
      <text:p text:style-name="P12"><text:span text:style-name="Source_20_Text"><text:span text:style-name="T10">clip-path: circel(50px at 0 100px);</text:span></text:span></text:p>
      <text:p text:style-name="P12">}</text:p>
      <text:p text:style-name="P12">[example box]</text:p>
      <text:p text:style-name="P12"/>
      <text:p text:style-name="P18">ellipse</text:p>
      <text:p text:style-name="P15">[CODEBOX]</text:p>
      <text:p text:style-name="P17">img {</text:p>
      <text:p text:style-name="P12"><text:span text:style-name="Source_20_Text"><text:span text:style-name="T10">clip-path: ellipse(50px 60px at 0 10% 20%);</text:span></text:span></text:p>
      <text:p text:style-name="P12"><text:soft-page-break/>}</text:p>
      <text:p text:style-name="P12">[example box]</text:p>
      <text:p text:style-name="P18">polygon</text:p>
      <text:p text:style-name="P15">[CODEBOX]</text:p>
      <text:p text:style-name="P17">img {</text:p>
      <text:p text:style-name="P12"><text:span text:style-name="Source_20_Text"><text:span text:style-name="T10">clip-path: polygon(50% 0%, 100% 50%, 50% 100%, 0% 50%);</text:span></text:span></text:p>
      <text:p text:style-name="P12">}</text:p>
      <text:p text:style-name="P12">[example box]</text:p>
      <text:p text:style-name="P12"/>
      <text:p text:style-name="P12">Check out the amazing <text:s/><text:a xlink:type="simple" xlink:href="https://bennettfeely.com/clippy/" text:style-name="Internet_20_link" text:visited-style-name="Visited_20_Internet_20_Link">https://bennettfeely.com/clippy/</text:a> to make life so much easier</text:p>
      <text:p text:style-name="P12"/>
      <text:p text:style-name="P18">polygon</text:p>
      <text:p text:style-name="P15">[CODEBOX]</text:p>
      <text:p text:style-name="P17">img {</text:p>
      <text:p text:style-name="P12"><text:span text:style-name="Source_20_Text"><text:span text:style-name="T10">clip-path: path(path('M0.5,1 C0.5,1,0,0.7,0,0.3 A0.25,0.25,1,1,1,0.5,0.3 A0.25,0.25,1,1,1,1,0.3 C1,0.7,0.5,1,0.5,1 Z'););</text:span></text:span></text:p>
      <text:p text:style-name="P12">}</text:p>
      <text:p text:style-name="P12">[example box]</text:p>
      <text:p text:style-name="P12"/>
      <text:p text:style-name="P12">and combos too like...</text:p>
      <text:p text:style-name="P12"/>
      <text:p text:style-name="P15">[CODEBOX]</text:p>
      <text:p text:style-name="P22"><text:span text:style-name="Source_20_Text"><text:span text:style-name="T2">clip-path: padding-box circle(50px at 0 100px);</text:span></text:span></text:p>
      <text:p text:style-name="P22"><text:span text:style-name="Source_20_Text"><text:span text:style-name="T2"/></text:span></text:p>
      <text:p text:style-name="P22"><text:span text:style-name="Source_20_Text"><text:span text:style-name="T2">Don't forget about inherit, initial and unset</text:span></text:span></text:p>
      <text:p text:style-name="P22"><text:span text:style-name="Source_20_Text"><text:span text:style-name="T2"/></text:span></text:p>
      <text:p text:style-name="P11"><text:span text:style-name="Source_20_Text"><text:span text:style-name="T26">Mask...</text:span></text:span></text:p>
      <text:p text:style-name="P23"><text:span text:style-name="Source_20_Text"><text:span text:style-name="T3">Where clips are paths, Masks are images.</text:span></text:span></text:p>
      <text:p text:style-name="P23"><text:span text:style-name="Source_20_Text"><text:span text:style-name="T3">Masking </text:span></text:span><text:span text:style-name="Source_20_Text"><text:span text:style-name="T4">gives you the option of using an image (or SVG ir gradiant) as a mask layer. </text:span></text:span><text:span text:style-name="Source_20_Text"><text:span text:style-name="T3"> </text:span></text:span></text:p>
      <text:p text:style-name="P23"><text:span text:style-name="Source_20_Text"><text:span text:style-name="T3">When you use clip-path the cliped area becomes invisible. If you want to instead change opacity or apply a different effect then use mask instead.</text:span></text:span></text:p>
      <text:p text:style-name="P23"><text:span text:style-name="Source_20_Text"><text:span text:style-name="T3"/></text:span></text:p>
      <text:p text:style-name="P23"><text:a xlink:type="simple" xlink:href="https://web.dev/css-masking/" text:style-name="Internet_20_link" text:visited-style-name="Visited_20_Internet_20_Link"><text:span text:style-name="Source_20_Text">https://web.dev/css-masking/</text:span></text:a><text:span text:style-name="Source_20_Text"><text:span text:style-name="T3"> 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3">NOTE: Masking not fully supported and webkit may be needed</text:span></text:span></text:p>
      <text:p text:style-name="P15"/>
      <text:p text:style-name="P16"><text:span text:style-name="Source_20_Text"><text:span text:style-name="T28">@supports(</text:span></text:span><text:span text:style-name="Source_20_Text"><text:span text:style-name="T29">-webkit-mask-image</text:span></text:span><text:span text:style-name="Source_20_Text"><text:span text:style-name="T28">: </text:span></text:span><text:span text:style-name="Source_20_Text"><text:span text:style-name="T30">url</text:span></text:span><text:span text:style-name="Source_20_Text"><text:span text:style-name="T28">(</text:span></text:span><text:span text:style-name="Source_20_Text"><text:span text:style-name="T30">#mask</text:span></text:span><text:span text:style-name="Source_20_Text"><text:span text:style-name="T28">)) </text:span></text:span><text:span text:style-name="Source_20_Text"><text:span text:style-name="T31">or</text:span></text:span><text:span text:style-name="Source_20_Text"><text:span text:style-name="T28"> (</text:span></text:span><text:span text:style-name="Source_20_Text"><text:span text:style-name="T29">mask-image</text:span></text:span><text:span text:style-name="Source_20_Text"><text:span text:style-name="T28">: </text:span></text:span><text:span text:style-name="Source_20_Text"><text:span text:style-name="T30">url</text:span></text:span><text:span text:style-name="Source_20_Text"><text:span text:style-name="T28">(</text:span></text:span><text:span text:style-name="Source_20_Text"><text:span text:style-name="T30">#mask</text:span></text:span><text:span text:style-name="Source_20_Text"><text:span text:style-name="T28">))</text:span></text:span><text:span text:style-name="Source_20_Text"><text:span text:style-name="T27"> </text:span></text:span><text:span text:style-name="Source_20_Text"><text:span text:style-name="T28">{</text:span></text:span></text:p>
      <text:p text:style-name="P24"><text:span text:style-name="Source_20_Text"><text:span text:style-name="T8"><text:s text:c="2"/></text:span></text:span><text:span text:style-name="Source_20_Text"><text:span text:style-name="T9">/* code that requires mask-image here. */</text:span></text:span></text:p>
      <text:p text:style-name="P24"><text:span text:style-name="Source_20_Text"><text:span text:style-name="T7">}</text:span></text:span></text:p>
      <text:p text:style-name="P15"/>
      <text:p text:style-name="P23"><text:span text:style-name="Source_20_Text"><text:span text:style-name="T3">Mask Image example...</text:span></text:span></text:p>
      <text:p text:style-name="P23"><text:soft-page-break/><text:span text:style-name="Source_20_Text"><text:span text:style-name="T3"/></text:span></text:p>
      <text:p text:style-name="P23"><text:span text:style-name="Source_20_Text"><text:span text:style-name="T3">Mask gradient example...</text:span></text:span></text:p>
      <text:p text:style-name="P25"><text:span text:style-name="Source_20_Text"><text:span text:style-name="T24"/></text:span></text:p>
      <text:p text:style-name="P26"><text:span text:style-name="Source_20_Text"><text:span text:style-name="T25">css image()</text:span></text:span></text:p>
      <text:p text:style-name="P26"><text:span text:style-name="Source_20_Text"><text:span text:style-name="T15">...similar <text:s/>to the url() function, but with some additions</text:span></text:span></text:p>
      <text:p text:style-name="P26"><text:span text:style-name="Source_20_Text"><text:span text:style-name="T15"/></text:span></text:p>
      <text:p text:style-name="P26"><text:span text:style-name="Source_20_Text"><text:span text:style-name="T15">- specifying the image's directionality, </text:span></text:span></text:p>
      <text:p text:style-name="P26"><text:span text:style-name="Source_20_Text"><text:span text:style-name="T15">- displaying just a part of that image defined by a media fragment</text:span></text:span></text:p>
      <text:p text:style-name="P26"><text:span text:style-name="Source_20_Text"><text:span text:style-name="T15">- specifying a solid color as a fallback</text:span></text:span></text:p>
      <text:p text:style-name="P26"><text:span text:style-name="Source_20_Text"><text:span text:style-name="T15"/></text:span></text:p>
      <text:p text:style-name="P26"><text:a xlink:type="simple" xlink:href="https://developer.mozilla.org/en-US/docs/Web/CSS/image/image" text:style-name="Internet_20_link" text:visited-style-name="Visited_20_Internet_20_Link"><text:span text:style-name="Source_20_Text"><text:span text:style-name="T15">https://developer.mozilla.org/en-US/docs/Web/CSS/image/image</text:span></text:span></text:a></text:p>
      <text:p text:style-name="P26"><text:a xlink:type="simple" xlink:href="https://12daysofweb.dev/2022/css-image/?utm_source=12daysofweb&amp;utm_medium=email" text:style-name="Internet_20_link" text:visited-style-name="Visited_20_Internet_20_Link"><text:span text:style-name="Source_20_Text"><text:span text:style-name="T15">https://12daysofweb.dev/2022/css-image/?utm_source=12daysofweb&amp;utm_medium=email</text:span></text:span></text:a></text:p>
      <text:p text:style-name="P26"><text:span text:style-name="Source_20_Text"><text:span text:style-name="T15"/></text:span></text:p>
      <text:p text:style-name="P26"><text:span text:style-name="Source_20_Text"><text:span text:style-name="T15"/></text:span></text:p>
      <text:p text:style-name="P23"><text:span text:style-name="Source_20_Text"><text:span text:style-name="T26">Tips and Tricks...</text:span></text:span></text:p>
      <text:p text:style-name="P23"><text:span text:style-name="Source_20_Text"><text:span text:style-name="T26">LAZY LOADING:</text:span></text:span></text:p>
      <text:p text:style-name="P23"><text:a xlink:type="simple" xlink:href="https://web.dev/browser-level-image-lazy-loading/" text:style-name="Internet_20_link" text:visited-style-name="Visited_20_Internet_20_Link"><text:span text:style-name="Source_20_Text"><text:span text:style-name="T26">https://web.dev/browser-level-image-lazy-loading/</text:span></text:span></text:a><text:span text:style-name="Source_20_Text"><text:span text:style-name="T26"> </text:span></text:span></text:p>
      <text:p text:style-name="P23"><text:span text:style-name="Source_20_Text"><text:span text:style-name="T26"/></text:span></text:p>
      <text:p text:style-name="P10"><text:span text:style-name="Source_20_Text"><text:span text:style-name="T11">There can also be a sitation where the image doesn't load and while there is the alt text there is a more stylish way of handling images with broken links</text:span></text:span></text:p>
      <text:p text:style-name="P15"><text:span text:style-name="Source_20_Text"><text:span text:style-name="T10">[CODEBOX]</text:span></text:span></text:p>
      <text:p text:style-name="P15"><text:span text:style-name="Source_20_Text"><text:span text:style-name="T12"/></text:span></text:p>
      <text:p text:style-name="P23"><text:span text:style-name="Source_20_Text"><text:span text:style-name="T6">Made by me...</text:span></text:span></text:p>
      <text:p text:style-name="P22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2"><text:span text:style-name="Source_20_Text"><text:span text:style-name="T2">Cascade and Inheritance</text:span></text:span></text:p>
      <text:p text:style-name="P22"><text:span text:style-name="Source_20_Text"><text:span text:style-name="T2">Box Model</text:span></text:span></text:p>
      <text:p text:style-name="P22"><text:span text:style-name="Source_20_Text"><text:span text:style-name="T2">Units &amp; Values</text:span></text:span></text:p>
      <text:p text:style-name="P22"><text:span text:style-name="Source_20_Text"><text:span text:style-name="T2">Selectors</text:span></text:span></text:p>
      <text:p text:style-name="P22"><text:span text:style-name="Source_20_Text"><text:span text:style-name="T2">Display &amp; Positioning</text:span></text:span></text:p>
      <text:p text:style-name="P22"><text:span text:style-name="Source_20_Text"><text:span text:style-name="T2">Flex</text:span></text:span></text:p>
      <text:p text:style-name="P22"><text:span text:style-name="Source_20_Text"><text:span text:style-name="T2">Grid</text:span></text:span></text:p>
      <text:p text:style-name="P22"><text:span text:style-name="Source_20_Text"><text:span text:style-name="T2">Backgrounds</text:span></text:span></text:p>
      <text:p text:style-name="P22"><text:span text:style-name="Source_20_Text"><text:span text:style-name="T2">Text &amp; Fonts</text:span></text:span></text:p>
      <text:p text:style-name="P22"><text:span text:style-name="Source_20_Text"><text:span text:style-name="T2">Lists &amp; Links</text:span></text:span></text:p>
      <text:p text:style-name="P22"><text:span text:style-name="Source_20_Text"><text:span text:style-name="T2"/></text:span></text:p>
      <text:p text:style-name="P22"><text:span text:style-name="Source_20_Text"><text:span text:style-name="T2">I am</text:span></text:span></text:p>
      <text:p text:style-name="P22"><text:span text:style-name="Source_20_Text"><text:span text:style-name="T2">MazOnTheMoon (Mary Ronan)</text:span></text:span></text:p>
      <text:p text:style-name="P22"><text:span text:style-name="Source_20_Text"><text:span text:style-name="T2">[Github]</text:span></text:span></text:p>
      <text:p text:style-name="P22"><text:soft-page-break/><text:span text:style-name="Source_20_Text"><text:span text:style-name="T2">[CodePen]</text:span></text:span></text:p>
      <text:p text:style-name="P22"><text:span text:style-name="Source_20_Text"><text:span text:style-name="T2">[Linkedin]</text:span></text:span></text:p>
      <text:p text:style-name="P22"><text:span text:style-name="Source_20_Text"><text:span text:style-name="T2">[Wordpress]</text:span>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Ronan</meta:initial-creator>
    <meta:creation-date>2021-05-26T15:02:23.25</meta:creation-date>
    <meta:generator>LibreOffice/7.3.7.2$Linux_X86_64 LibreOffice_project/30$Build-2</meta:generator>
    <dc:date>2023-04-19T13:30:38.134303784</dc:date>
    <meta:editing-duration>PT2H28M22S</meta:editing-duration>
    <meta:editing-cycles>27</meta:editing-cycles>
    <meta:document-statistic meta:table-count="0" meta:image-count="0" meta:object-count="0" meta:page-count="7" meta:paragraph-count="187" meta:word-count="744" meta:character-count="4884" meta:non-whitespace-character-count="4307"/>
  </office:meta>
</office:document-meta>
</file>